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ListenerTests.requestContextListenerWithDifferentTh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questContextListenerTests.requestContextListenerWithSame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ContextListenerTests.requestContextListenerWithSameThreadAndAttributesG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ContextListenerTests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